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position="sub 58%"/>
    </style:style>
    <style:style style:name="T2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417754961" text:style-name="L1">
        <text:list-item>
          <text:p text:style-name="P1">1,4<text:tab/>1,6</text:p>
          <text:p text:style-name="P1">2,4<text:tab/>2,6</text:p>
          <text:p text:style-name="P1">3,4<text:tab/>3,6</text:p>
          <text:p text:style-name="P1">4,6</text:p>
          <text:p text:style-name="P1">5,6</text:p>
          <text:p text:style-name="P1"/>
        </text:list-item>
        <text:list-item>
          <text:p text:style-name="P1">a.<text:tab/>Done</text:p>
          <text:p text:style-name="P1">b.<text:tab/>Done</text:p>
          <text:p text:style-name="P1">c.<text:tab/>The maximum number of inversions is 435. My calculated average is much lower than the <text:tab/>max and commonly fell somewhere around 50% of the worst case.</text:p>
          <text:p text:style-name="P1">d.<text:tab/>The general formula for the max number of inversions is:<text:tab/><text:tab/>n(n-1)<text:line-break/><text:tab/><text:tab/><text:tab/><text:tab/><text:tab/><text:tab/><text:tab/><text:tab/><text:tab/><text:tab/>_____<text:line-break/> <text:s text:c="3"/><text:tab/><text:tab/><text:tab/><text:tab/><text:tab/><text:tab/><text:tab/><text:tab/><text:tab/><text:tab/> <text:s text:c="3"/>2</text:p>
        </text:list-item>
        <text:list-item>
          <text:p text:style-name="P1">c<text:span text:style-name="T1">i</text:span> = .5</text:p>
          <text:p text:style-name="P1">c<text:span text:style-name="T1">s</text:span> = 2</text:p>
          <text:list>
            <text:list-header>
              <text:p text:style-name="P1">I did expect there to be a difference in the constants as insertion sort is natively a more efficient sorting algorithm even though they both take n<text:span text:style-name="T2">2</text:span> time to execute across the same data. The time is negligible but there is a difference in the matter of large test cases. In the case of the insertion sort there was a high noise ratio, but in the case of selection sort there was very minimal noise, if any at all.</text:p>
            </text:list-header>
          </text:list>
        </text:list-item>
      </text:list>
      <text:p text:style-name="Standard"/>
      <text:list xml:id="list1541803496" text:continue-numbering="true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text:tab/>Lab 3</text:p>
        <text:p text:style-name="Header">CMPSC250</text:p>
        <text:p text:style-name="Header">9/24/20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2-09-24T20:32:01</meta:creation-date>
    <dc:date>2012-09-25T00:38:00</dc:date>
    <dc:creator>Braden </dc:creator>
    <meta:editing-duration>PT3H35M3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47" meta:character-count="745" meta:non-whitespace-character-count="607"/>
  </office:meta>
</office:document-meta>
</file>